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svg:stroke-color="#000000" draw:fill-color="#e3f2fd" draw:textarea-vertical-align="middle" draw:auto-grow-height="false" fo:min-height="0.916cm" fo:min-width="2.186cm" fo:padding-top="0.05cm" fo:padding-bottom="0.05cm" fo:padding-left="0.05cm" fo:padding-right="0.05cm" fo:wrap-option="wrap"/>
      <style:paragraph-properties style:writing-mode="lr-tb"/>
    </style:style>
    <style:style style:name="gr3" style:family="graphic" style:parent-style-name="standard">
      <style:graphic-properties svg:stroke-color="#000000" draw:fill="solid" draw:fill-color="#e3f2fd" draw:textarea-horizontal-align="justify" draw:textarea-vertical-align="middle" draw:auto-grow-height="false" fo:min-height="0.766cm" fo:min-width="1.786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ebee" draw:textarea-vertical-align="middle" draw:auto-grow-height="false" fo:min-height="0.916cm" fo:min-width="3.633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de7" draw:textarea-vertical-align="middle" draw:auto-grow-height="false" fo:min-height="0.916cm" fo:min-width="2.823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e3f2fd" draw:textarea-vertical-align="middle" draw:auto-grow-height="false" fo:min-height="0.916cm" fo:min-width="2.313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svg:stroke-color="#000000" draw:fill-color="#ffebee" draw:textarea-vertical-align="middle" draw:auto-grow-height="false" fo:min-height="0.916cm" fo:min-width="3.658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de7" draw:textarea-vertical-align="middle" draw:auto-grow-height="false" fo:min-height="0.916cm" fo:min-width="2.315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8f5e9" draw:textarea-vertical-align="middle" draw:auto-grow-height="false" fo:min-height="0.916cm" fo:min-width="4.988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8f5e9" draw:textarea-vertical-align="middle" draw:auto-grow-height="false" fo:min-height="0.916cm" fo:min-width="8.64cm" fo:padding-top="0.05cm" fo:padding-bottom="0.05cm" fo:padding-left="0.05cm" fo:padding-right="0.0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06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dee6ef" draw:fill="solid" draw:fill-color="#e3f2fd" draw:textarea-vertical-align="middle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draw:stroke="none" draw:fill="none" fo:min-height="0.48cm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color="#800080"/>
    </style:style>
    <style:style style:name="T2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762cm" svg:y="0.10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286cm" svg:height="1.016cm" svg:x="9.048cm" svg:y="0.101cm">
          <text:p text:style-name="P2">address of SQU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1.334cm" svg:y="0.1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33cm" svg:height="1.016cm" svg:x="6.604cm" svg:y="2.032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681cm" svg:y="2.032cm">
          <text:p text:style-name="P2">6 SQUARE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337cm" svg:y="2.032cm">
          <text:p text:style-name="P2">address of DU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75cm" svg:y="2.032cm">
          <text:p text:style-name="P2">address of</text:p>
          <text:p text:style-name="P2">*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5.163cm" svg:y="2.032cm">
          <text:p text:style-name="P2">address of EXI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758cm" svg:height="1.016cm" svg:x="8.688cm" svg:y="4.42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273cm" svg:y="4.419cm">
          <text:p text:style-name="P2">3 DUP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8cm" svg:height="1.016cm" svg:x="12.446cm" svg:y="4.42cm">
          <text:p text:style-name="P2">machine code for <text:s/>DUP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.74cm" svg:height="1.016cm" svg:x="3.375cm" svg:y="6.324cm">
          <text:p text:style-name="P2">common “ENTER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6.256cm" svg:y="0.304cm">
          <draw:text-box>
            <text:p text:style-name="P8"><text:span text:style-name="T1">a “thread”</text:span></text:p>
          </draw:text-box>
        </draw:frame>
        <draw:frame draw:style-name="gr12" draw:text-style-name="P9" draw:layer="layout" svg:width="1.744cm" svg:height="0.58cm" svg:x="16.256cm" svg:y="1.422cm">
          <draw:text-box>
            <text:p text:style-name="P8"><text:span text:style-name="T1">a “thread”</text:span></text:p>
          </draw:text-box>
        </draw:frame>
        <draw:frame draw:style-name="gr13" draw:text-style-name="P10" draw:layer="layout" svg:width="3.074cm" svg:height="1.059cm" svg:x="0cm" svg:y="0.127cm">
          <draw:text-box>
            <text:p><text:span text:style-name="T1">some Forth word</text:span></text:p>
            <text:p><text:span text:style-name="T1">that uses SQUARE</text:span></text:p>
          </draw:text-box>
        </draw:frame>
        <draw:frame draw:style-name="gr14" draw:text-style-name="P10" draw:layer="layout" svg:width="2.96cm" svg:height="1.059cm" svg:x="0cm" svg:y="2.032cm">
          <draw:text-box>
            <text:p><text:span text:style-name="T1">SQUARE,</text:span></text:p>
            <text:p><text:span text:style-name="T1">a colon definition</text:span></text:p>
          </draw:text-box>
        </draw:frame>
        <draw:frame draw:style-name="gr15" draw:text-style-name="P10" draw:layer="layout" svg:width="3.006cm" svg:height="1.059cm" svg:x="0.042cm" svg:y="4.445cm">
          <draw:text-box>
            <text:p><text:span text:style-name="T1">DUP,</text:span></text:p>
            <text:p><text:span text:style-name="T1">a CODE definition</text:span></text:p>
          </draw:text-box>
        </draw:frame>
        <draw:frame draw:style-name="gr16" draw:text-style-name="P10" draw:layer="layout" svg:width="3.251cm" svg:height="1.059cm" svg:x="0cm" svg:y="6.3cm">
          <draw:text-box>
            <text:p><text:span text:style-name="T1">“</text:span><text:span text:style-name="T1">headerless” code</text:span></text:p>
            <text:p><text:span text:style-name="T1">in the Forth kernel</text:span></text:p>
          </draw:text-box>
        </draw:frame>
        <draw:line draw:style-name="gr17" draw:text-style-name="P11" draw:layer="layout" svg:x1="7.162cm" svg:y1="3.022cm" svg:x2="3.86cm" svg:y2="6.324cm">
          <text:p/>
        </draw:line>
        <draw:frame draw:style-name="gr18" draw:text-style-name="P12" draw:layer="layout" svg:width="1.228cm" svg:height="0.58cm" svg:x="4.194cm" svg:y="3.204cm">
          <draw:text-box>
            <text:p text:style-name="P8"><text:span text:style-name="T2">Header</text:span></text:p>
          </draw:text-box>
        </draw:frame>
        <draw:frame draw:style-name="gr19" draw:text-style-name="P12" draw:layer="layout" svg:width="1.702cm" svg:height="0.58cm" svg:x="7.492cm" svg:y="3.204cm">
          <draw:text-box>
            <text:p text:style-name="P8"><text:span text:style-name="T2">Code Field</text:span></text:p>
          </draw:text-box>
        </draw:frame>
        <draw:frame draw:style-name="gr20" draw:text-style-name="P12" draw:layer="layout" svg:width="2.562cm" svg:height="0.58cm" svg:x="12.623cm" svg:y="3.204cm">
          <draw:text-box>
            <text:p text:style-name="P8"><text:span text:style-name="T2">Parameter Field</text:span></text:p>
          </draw:text-box>
        </draw:frame>
        <draw:line draw:style-name="gr21" draw:text-style-name="P13" draw:layer="layout" svg:x1="4.114cm" svg:y1="3.53cm" svg:x2="3.352cm" svg:y2="3.53cm">
          <text:p/>
        </draw:line>
        <draw:line draw:style-name="gr21" draw:text-style-name="P13" draw:layer="layout" svg:x1="5.511cm" svg:y1="3.53cm" svg:x2="6.274cm" svg:y2="3.53cm">
          <text:p/>
        </draw:line>
        <draw:line draw:style-name="gr21" draw:text-style-name="P13" draw:layer="layout" svg:x1="7.416cm" svg:y1="3.53cm" svg:x2="6.273cm" svg:y2="3.53cm">
          <text:p/>
        </draw:line>
        <draw:line draw:style-name="gr21" draw:text-style-name="P13" draw:layer="layout" svg:x1="12.496cm" svg:y1="3.53cm" svg:x2="10.337cm" svg:y2="3.53cm">
          <text:p/>
        </draw:line>
        <draw:line draw:style-name="gr21" draw:text-style-name="P13" draw:layer="layout" svg:x1="9.321cm" svg:y1="3.531cm" svg:x2="10.337cm" svg:y2="3.525cm">
          <text:p/>
        </draw:line>
        <draw:line draw:style-name="gr21" draw:text-style-name="P13" draw:layer="layout" svg:x1="15.29cm" svg:y1="3.535cm" svg:x2="17.576cm" svg:y2="3.53cm">
          <text:p/>
        </draw:line>
        <draw:line draw:style-name="gr17" draw:text-style-name="P11" draw:layer="layout" svg:x1="10.21cm" svg:y1="1.117cm" svg:x2="9.194cm" svg:y2="2.006cm">
          <text:p/>
        </draw:line>
        <draw:line draw:style-name="gr22" draw:text-style-name="P11" draw:layer="layout" svg:x1="11.48cm" svg:y1="3.022cm" svg:x2="12.115cm" svg:y2="4.419cm">
          <text:p/>
        </draw:line>
        <draw:polyline draw:style-name="gr23" draw:text-style-name="P11" draw:layer="layout" svg:width="1.777cm" svg:height="0.634cm" svg:x="11.607cm" svg:y="5.435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4" draw:text-style-name="P1" draw:layer="layout" svg:width="2.539cm" svg:height="1.015cm" svg:x="13.62cm" svg:y="0.101cm" svg:viewBox="0 0 2540 1016" draw:points="0,0 2286,0 2286,254 2032,381 2540,508 2286,635 2286,1016 0,1016">
          <text:p/>
        </draw:polygon>
        <draw:polyline draw:style-name="gr25" draw:text-style-name="P14" draw:layer="layout" svg:width="2.285cm" svg:height="1.015cm" draw:transform="rotate (-3.14159265358979) translate (15.906cm 1.117cm)" svg:viewBox="0 0 2286 1016" draw:points="0,1016 2286,1016 2286,0 0,0">
          <text:p/>
        </draw:polyline>
        <draw:frame draw:style-name="gr26" draw:text-style-name="P15" draw:layer="layout" svg:width="0.889cm" svg:height="0.73cm" svg:x="14.255cm" svg:y="0.26cm">
          <draw:text-box>
            <text:p>...</text:p>
          </draw:text-box>
        </draw:frame>
        <draw:polygon draw:style-name="gr24" draw:text-style-name="P1" draw:layer="layout" svg:width="2.539cm" svg:height="1.015cm" draw:transform="rotate (-3.14159265358979) translate (6.762cm 1.117cm)" svg:viewBox="0 0 2540 1016" draw:points="0,0 2286,0 2286,381 2032,508 2540,635 2286,762 2286,1016 0,1016">
          <text:p/>
        </draw:polygon>
        <draw:polyline draw:style-name="gr25" draw:text-style-name="P14" draw:layer="layout" svg:width="2.285cm" svg:height="1.015cm" svg:x="4.476cm" svg:y="0.101cm" svg:viewBox="0 0 2286 1016" draw:points="0,0 2286,0 2286,1016 0,1016">
          <text:p/>
        </draw:polyline>
        <draw:frame draw:style-name="gr26" draw:text-style-name="P15" draw:layer="layout" svg:width="0.87cm" svg:height="0.73cm" svg:x="5.238cm" svg:y="0.26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09:47:08.365605550</dc:date>
    <meta:editing-duration>PT45M26S</meta:editing-duration>
    <meta:editing-cycles>7</meta:editing-cycles>
    <meta:generator>LibreOffice/6.4.7.2$Linux_X86_64 LibreOffice_project/40$Build-2</meta:generator>
    <meta:document-statistic meta:object-count="37"/>
  </office:meta>
</office:document-meta>
</file>